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6474" officeooo:paragraph-rsid="00046474"/>
    </style:style>
    <style:style style:name="P2" style:family="paragraph" style:parent-style-name="Standard">
      <style:text-properties officeooo:rsid="00046474" officeooo:paragraph-rsid="0004ddf2"/>
    </style:style>
    <style:style style:name="P3" style:family="paragraph" style:parent-style-name="Standard">
      <style:text-properties fo:font-style="italic" officeooo:rsid="00046474" officeooo:paragraph-rsid="00046474" style:font-style-asian="italic" style:font-style-complex="italic"/>
    </style:style>
    <style:style style:name="P4" style:family="paragraph" style:parent-style-name="Standard">
      <style:text-properties officeooo:rsid="0004ddf2" officeooo:paragraph-rsid="0004ddf2"/>
    </style:style>
    <style:style style:name="P5" style:family="paragraph" style:parent-style-name="Standard">
      <style:text-properties fo:font-style="italic" officeooo:rsid="000a25f8" officeooo:paragraph-rsid="000a25f8" style:font-style-asian="italic" style:font-style-complex="italic"/>
    </style:style>
    <style:style style:name="P6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7" style:family="paragraph" style:parent-style-name="Standard">
      <style:text-properties fo:color="#d4d4d4" style:font-name="Droid Sans Mono" fo:font-size="10.5pt" fo:font-style="italic" fo:font-weight="normal" officeooo:rsid="000a25f8" officeooo:paragraph-rsid="000a25f8" fo:background-color="#1e1e1e" style:font-style-asian="italic" style:font-style-complex="italic"/>
    </style:style>
    <style:style style:name="T1" style:family="text">
      <style:text-properties officeooo:rsid="0004ddf2"/>
    </style:style>
    <style:style style:name="T2" style:family="text">
      <style:text-properties officeooo:rsid="00046474"/>
    </style:style>
    <style:style style:name="T3" style:family="text">
      <style:text-properties fo:color="#9cdcfe"/>
    </style:style>
    <style:style style:name="T4" style:family="text">
      <style:text-properties fo:color="#ce91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lezilla connect remote server details rajasthan doit</text:p>
      <text:p text:style-name="P1"/>
      <text:p text:style-name="P4">Host for migration, scheduler, wallet codes: <text:bookmark-start text:name="__DdeLink__50_1498526005"/><text:span text:style-name="T2">10.68.252.223</text:span><text:bookmark-end text:name="__DdeLink__50_1498526005"/></text:p>
      <text:p text:style-name="P4"/>
      <text:p text:style-name="P4">Host for blockchain dashboard: 10.68.252.222</text:p>
      <text:p text:style-name="P4"/>
      <text:p text:style-name="P2">username: root</text:p>
      <text:p text:style-name="P1"/>
      <text:p text:style-name="P1"><text:span text:style-name="T1">Password: </text:span>Welcome#12</text:p>
      <text:p text:style-name="P1"/>
      <text:p text:style-name="P1">port default : 22</text:p>
      <text:p text:style-name="P1"/>
      <text:p text:style-name="P3">remote site: /var/node</text:p>
      <text:p text:style-name="P3"/>
      <text:p text:style-name="P3">10.68.252.223 staging server</text:p>
      <text:p text:style-name="P3">port no 4000</text:p>
      <text:p text:style-name="P3">DB access</text:p>
      <text:p text:style-name="P3">"host" : "10.70.230.234",</text:p>
      <text:p text:style-name="P3"><text:s text:c="7"/>"user" : "bhamashah",</text:p>
      <text:p text:style-name="P3"><text:s text:c="7"/>"password" : "Bhamashah@2018#",</text:p>
      <text:p text:style-name="P3"><text:s text:c="7"/>"database" : "bhamashah"</text:p>
      <text:p text:style-name="P3"/>
      <text:p text:style-name="P5">Staging DB EHR</text:p>
      <text:p text:style-name="P5"/>
      <text:p text:style-name="P7"><text:span text:style-name="T3">"OraConfig"</text:span>: {</text:p>
      <text:p text:style-name="P6"><text:span text:style-name="T3">"user"</text:span>: <text:span text:style-name="T4">"EHRBCSTAGE"</text:span>,</text:p>
      <text:p text:style-name="P6"><text:span text:style-name="T3">"password"</text:span>: <text:span text:style-name="T4">"test123test"</text:span>,</text:p>
      <text:p text:style-name="P6"><text:span text:style-name="T3">"connectString"</text:span>: <text:span text:style-name="T4">"exa03-scan.rajasthan.gov.in:1521/BMSTAGE"</text:span></text:p>
      <text:p text:style-name="P6">},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5:48:02.552659386</meta:creation-date>
    <dc:date>2019-03-25T12:36:25.994450229</dc:date>
    <meta:editing-duration>PT2H56M30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1" meta:paragraph-count="20" meta:word-count="62" meta:character-count="536" meta:non-whitespace-character-count="473"/>
  </office:meta>
</office:document-meta>
</file>